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B0000017E7F7847BD4B2F03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027cm" svg:height="2.434cm" svg:x="3.8cm" svg:y="2.666cm">
          <draw:image xlink:href="Pictures/10000201000001DB0000017E7F7847BD4B2F03FF.png" xlink:type="simple" xlink:show="embed" xlink:actuate="onLoad">
            <text:p text:style-name="P1">A <text:s text:c="4"/></text:p>
          </draw:image>
        </draw:frame>
        <draw:frame draw:style-name="gr1" draw:text-style-name="P1" draw:layer="layout" svg:width="3.027cm" svg:height="2.434cm" svg:x="9.3cm" svg:y="2.666cm">
          <draw:image xlink:href="Pictures/10000201000001DB0000017E7F7847BD4B2F03FF.png" xlink:type="simple" xlink:show="embed" xlink:actuate="onLoad">
            <text:p text:style-name="P1">B <text:s text:c="4"/></text:p>
          </draw:image>
        </draw:frame>
        <draw:line draw:style-name="gr2" draw:text-style-name="P2" draw:layer="layout" svg:x1="3.8cm" svg:y1="5.8cm" svg:x2="12.382cm" svg:y2="5.8cm">
          <text:p text:style-name="P1"/>
          <text:p text:style-name="P1">192.168.1.0/24</text:p>
        </draw:line>
        <draw:line draw:style-name="gr3" draw:text-style-name="P2" draw:layer="layout" svg:x1="6.4cm" svg:y1="5.813cm" svg:x2="6.403cm" svg:y2="5cm">
          <text:p/>
        </draw:line>
        <draw:line draw:style-name="gr3" draw:text-style-name="P2" draw:layer="layout" svg:x1="11.9cm" svg:y1="5.813cm" svg:x2="11.903cm" svg:y2="5cm">
          <text:p/>
        </draw:line>
        <draw:frame draw:style-name="gr4" draw:text-style-name="P3" draw:layer="layout" svg:width="1.2cm" svg:height="1cm" svg:x="5.8cm" svg:y="4.2cm">
          <draw:text-box>
            <text:p>v0</text:p>
          </draw:text-box>
        </draw:frame>
        <draw:frame draw:style-name="gr4" draw:text-style-name="P3" draw:layer="layout" svg:width="1.2cm" svg:height="1cm" svg:x="11.3cm" svg:y="4.2cm">
          <draw:text-box>
            <text:p>v0</text:p>
          </draw:text-box>
        </draw:frame>
        <draw:frame draw:style-name="gr5" draw:text-style-name="P3" draw:layer="layout" svg:width="1.031cm" svg:height="0.962cm" svg:x="6.269cm" svg:y="4.9cm">
          <draw:text-box>
            <text:p>.1</text:p>
          </draw:text-box>
        </draw:frame>
        <draw:frame draw:style-name="gr5" draw:text-style-name="P3" draw:layer="layout" svg:width="1.031cm" svg:height="0.962cm" svg:x="11.769cm" svg:y="4.9cm">
          <draw:text-box>
            <text:p>.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8T09:05:50.060946813</meta:creation-date>
    <dc:date>2018-03-28T09:25:04.706185147</dc:date>
    <meta:editing-duration>PT9M4S</meta:editing-duration>
    <meta:editing-cycles>1</meta:editing-cycles>
    <meta:document-statistic meta:object-count="9"/>
    <meta:generator>LibreOffice/5.1.6.2$Linux_X86_64 LibreOffice_project/10m0$Build-2</meta:generator>
  </office:meta>
</office:document-meta>
</file>